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039b38" officeooo:paragraph-rsid="00039b38"/>
    </style:style>
    <style:style style:name="P2" style:family="paragraph" style:parent-style-name="Standard">
      <style:text-properties fo:color="#000000" loext:opacity="100%" officeooo:rsid="00039b38" officeooo:paragraph-rsid="00045caa"/>
    </style:style>
    <style:style style:name="P3" style:family="paragraph" style:parent-style-name="Standard">
      <style:text-properties fo:color="#000000" loext:opacity="100%" officeooo:rsid="00078a6b" officeooo:paragraph-rsid="00078a6b"/>
    </style:style>
    <style:style style:name="P4" style:family="paragraph" style:parent-style-name="Standard">
      <style:text-properties fo:color="#000000" loext:opacity="100%" officeooo:rsid="0008d85c" officeooo:paragraph-rsid="0008d85c"/>
    </style:style>
    <style:style style:name="P5" style:family="paragraph" style:parent-style-name="Standard">
      <style:text-properties fo:color="#191919" loext:opacity="100%" officeooo:rsid="00039b38" officeooo:paragraph-rsid="00045caa"/>
    </style:style>
    <style:style style:name="P6" style:family="paragraph" style:parent-style-name="Standard">
      <style:text-properties fo:color="#191919" loext:opacity="100%" officeooo:rsid="00045caa" officeooo:paragraph-rsid="00045caa"/>
    </style:style>
    <style:style style:name="P7" style:family="paragraph" style:parent-style-name="Standard">
      <style:text-properties fo:color="#191919" loext:opacity="100%" officeooo:rsid="0005345a" officeooo:paragraph-rsid="0005345a"/>
    </style:style>
    <style:style style:name="P8" style:family="paragraph" style:parent-style-name="Standard">
      <style:text-properties fo:color="#191919" loext:opacity="100%" officeooo:rsid="000660d8" officeooo:paragraph-rsid="000660d8"/>
    </style:style>
    <style:style style:name="T1" style:family="text">
      <style:text-properties fo:color="#0000b0" loext:opacity="100%"/>
    </style:style>
    <style:style style:name="T2" style:family="text">
      <style:text-properties fo:color="#0000b0" loext:opacity="100%" officeooo:rsid="00039f5f"/>
    </style:style>
    <style:style style:name="T3" style:family="text">
      <style:text-properties fo:color="#0000b0" loext:opacity="100%" officeooo:rsid="00045caa"/>
    </style:style>
    <style:style style:name="T4" style:family="text">
      <style:text-properties fo:color="#191919" loext:opacity="100%"/>
    </style:style>
    <style:style style:name="T5" style:family="text">
      <style:text-properties fo:color="#00ff00" loext:opacity="100%"/>
    </style:style>
    <style:style style:name="T6" style:family="text">
      <style:text-properties fo:color="#005800" loext:opacity="100%"/>
    </style:style>
    <style:style style:name="T7" style:family="text">
      <style:text-properties fo:color="#005800" loext:opacity="100%" officeooo:rsid="00039f5f"/>
    </style:style>
    <style:style style:name="T8" style:family="text">
      <style:text-properties fo:color="#005800" loext:opacity="100%" officeooo:rsid="00045caa"/>
    </style:style>
    <style:style style:name="T9" style:family="text">
      <style:text-properties fo:color="#005800" loext:opacity="100%" officeooo:rsid="0004ab7e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officeooo:rsid="00039f5f"/>
    </style:style>
    <style:style style:name="T12" style:family="text">
      <style:text-properties fo:color="#000000" loext:opacity="100%" officeooo:rsid="00045caa"/>
    </style:style>
    <style:style style:name="T13" style:family="text">
      <style:text-properties fo:color="#000000" loext:opacity="100%" officeooo:rsid="0004ab7e"/>
    </style:style>
    <style:style style:name="T14" style:family="text">
      <style:text-properties officeooo:rsid="00039f5f"/>
    </style:style>
    <style:style style:name="T15" style:family="text">
      <style:text-properties officeooo:rsid="00045caa"/>
    </style:style>
    <style:style style:name="T16" style:family="text">
      <style:text-properties officeooo:rsid="0004ab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ehículo = <text:span text:style-name="T1">patente +</text:span><text:span text:style-name="T4">numero_interno + modelo + </text:span><text:span text:style-name="T7">id_ruta_predeterminada</text:span></text:p>
      <text:p text:style-name="P1"><text:span text:style-name="T11">A</text:span><text:span text:style-name="T10">siento </text:span><text:span text:style-name="T4">= </text:span><text:span text:style-name="T1">patente + n</text:span><text:span text:style-name="T2">umero</text:span><text:span text:style-name="T1">_asiento </text:span><text:span text:style-name="T4">+</text:span><text:span text:style-name="T5"> </text:span><text:span text:style-name="T6">id_categoría </text:span><text:span text:style-name="T4">+ modelo_confort</text:span></text:p>
      <text:p text:style-name="P2"><text:span text:style-name="T14">C</text:span>ategoría = <text:span text:style-name="T1">id_categoría </text:span>+ categoría + porcentaje_incremento_tarifa<text:line-break/><text:span text:style-name="T14">V</text:span>iaje =<text:span text:style-name="T1"> n</text:span><text:span text:style-name="T2">umero</text:span><text:span text:style-name="T1">_viaje + </text:span>fecha_viaje <text:span text:style-name="T14">+ facha_estimada_arribo + fecha_real_arribo + </text:span><text:span text:style-name="T7">patente</text:span><text:span text:style-name="T14"> + </text:span><text:span text:style-name="T7">id_ruta </text:span><text:span text:style-name="T8">+ <text:s/>id_estado</text:span></text:p>
      <text:p text:style-name="P5"><text:span text:style-name="T15">Empleado = </text:span><text:span text:style-name="T3">legajo</text:span><text:span text:style-name="T15"> + DNI</text:span><text:span text:style-name="T16">_empleado</text:span><text:span text:style-name="T15"> + </text:span><text:span text:style-name="T12">nombre + apellido</text:span></text:p>
      <text:p text:style-name="P6"><text:span text:style-name="T10">Cargo= </text:span><text:span text:style-name="T1">id_cargo</text:span><text:span text:style-name="T10"> + cargo</text:span></text:p>
      <text:p text:style-name="P6"><text:span text:style-name="T10">Empleado_viaje= </text:span><text:span text:style-name="T1">numero_viaje </text:span><text:span text:style-name="T10">+ </text:span><text:span text:style-name="T1">legajo </text:span><text:span text:style-name="T10">+ </text:span><text:span text:style-name="T6">id_cargo</text:span></text:p>
      <text:p text:style-name="P6">Pasajero = <text:span text:style-name="T9">DNI_pasajero</text:span><text:span text:style-name="T16"> + </text:span><text:span text:style-name="T13">nombre + apellido</text:span></text:p>
      <text:p text:style-name="P7"><text:span text:style-name="T13">P</text:span><text:span text:style-name="T10">asaje = </text:span><text:span text:style-name="T1">id_pasaje</text:span><text:span text:style-name="T10"> + numero_ticket + importe +</text:span><text:span text:style-name="T6"> id_ruta</text:span> + n<text:span text:style-name="T6">umero_viaje + numero_reserva + DNI_pasajero </text:span>+ <text:span text:style-name="T6">id_factura + patente + numero_asiento</text:span></text:p>
      <text:p text:style-name="P8">Factura = <text:span text:style-name="T1">id_factura </text:span>+ fecha_factura + <text:span text:style-name="T6">id_cliente</text:span></text:p>
      <text:p text:style-name="P8">Cliente = <text:span text:style-name="T1">id_cliente</text:span> + razón_social</text:p>
      <text:p text:style-name="P8">Reservas =<text:span text:style-name="T1"> numero_reserva </text:span>+ fecha_reserva + <text:span text:style-name="T6">id_cliente</text:span></text:p>
      <text:p text:style-name="P3">Ciudad = <text:s/>id_ciudad + nombre_ciudad</text:p>
      <text:p text:style-name="P3">Sucursal = <text:span text:style-name="T1">numero_sucursal </text:span>+ sucursal +<text:span text:style-name="T6">id_cuidad </text:span></text:p>
      <text:p text:style-name="P3">Ruta <text:span text:style-name="T6">= </text:span><text:span text:style-name="T1">id_ruta </text:span><text:span text:style-name="T6">+ id_ciudad_origen + id_ciudad_destino</text:span></text:p>
      <text:p text:style-name="P4"><text:span text:style-name="T4">Tramo = </text:span><text:span text:style-name="T1">id_ruta + numero_tramo + </text:span><text:span text:style-name="T6">id_ciudad_origen + id_ciudad_destino</text:span></text:p>
      <text:p text:style-name="P4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7T17:42:49.652562063</meta:creation-date>
    <dc:date>2024-08-27T18:12:10.132736306</dc:date>
    <meta:editing-duration>PT1M52S</meta:editing-duration>
    <meta:editing-cycles>1</meta:editing-cycles>
    <meta:document-statistic meta:table-count="0" meta:image-count="0" meta:object-count="0" meta:page-count="1" meta:paragraph-count="15" meta:word-count="132" meta:character-count="964" meta:non-whitespace-character-count="844"/>
    <meta:generator>LibreOffice/7.6.6.1$Linux_X86_64 LibreOffice_project/eb19804205451adb2fc3d6563f0c9693064ecad2</meta:generator>
  </office:meta>
</office:document-meta>
</file>